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03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20:58:57.15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20:59:29.513000000</dc:date>
    <meta:editing-duration>P3DT23H33M55S</meta:editing-duration>
    <meta:editing-cycles>3121</meta:editing-cycles>
    <meta:generator>LibreOffice/7.6.1.2$Windows_X86_64 LibreOffice_project/f5defcebd022c5bc36bbb79be232cb6926d8f674</meta:generator>
    <meta:print-date>2023-03-25T21:17:20.703000000</meta:print-date>
    <meta:document-statistic meta:table-count="1" meta:cell-count="3316" meta:object-count="0"/>
  </office:meta>
</office:document-meta>
</file>